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1.058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25.95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 calcext:value-type="string">
            <text:p>Упростил классы анализа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 calcext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Ответ на вопрос 6 неудовлетворителен, проектирование мы ведем сейчас сверху вниз, поэтому не надо упрощать классы анализа(КА), а необходимо расшифровывать каждый КА на несколько КП</text:p>
          </table:table-cell>
          <table:table-cell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5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Ответ на вопрос 7 также аналогичен вопросу 8</text:p>
          </table:table-cell>
          <table:table-cell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5"/>
        </table:table-row>
        <table:table-row table:style-name="ro6" table:number-rows-repeated="104856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15:54:28.5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38S</meta:editing-duration>
    <meta:editing-cycles>16</meta:editing-cycles>
    <meta:generator>LibreOffice/4.3.3.2$Windows_x86 LibreOffice_project/9bb7eadab57b6755b1265afa86e04bf45fbfc644</meta:generator>
    <dc:date>2014-12-26T15:54:51.118000000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